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5b599" officeooo:paragraph-rsid="0015b599"/>
    </style:style>
    <style:style style:name="P2" style:family="paragraph" style:parent-style-name="Subtitle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Skin Cancer Detection System Using CNN Deep Learn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oad &amp; Process Data</text:p>
      <text:p text:style-name="P2">Exploratory Data Analysis (EDA)</text:p>
      <text:p text:style-name="P2">Build CNN Model</text:p>
      <text:p text:style-name="P2">Train &amp; Evaluate Model</text:p>
      <text:p text:style-name="P2">Prediction System</text:p>
      <text:p text:style-name="P2">Creating Streamlit APP</text:p>
      <text:p text:style-name="P2">Model Integ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7:21:08.130326151</meta:creation-date>
    <meta:generator>LibreOffice/24.8.1.2$Linux_X86_64 LibreOffice_project/87fa9aec1a63e70835390b81c40bb8993f1d4ff6</meta:generator>
    <dc:date>2025-04-28T07:30:03.341763675</dc:date>
    <meta:editing-duration>PT8M56S</meta:editing-duration>
    <meta:editing-cycles>1</meta:editing-cycles>
    <meta:document-statistic meta:table-count="0" meta:image-count="0" meta:object-count="0" meta:page-count="3" meta:paragraph-count="8" meta:word-count="30" meta:character-count="196" meta:non-whitespace-character-count="174"/>
  </office:meta>
</office:document-meta>
</file>